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 style:list-style-name="L1">
      <style:paragraph-properties fo:orphans="2" fo:widows="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dpreview.com/learn/?/Glossary/Digital_Imaging/Interpolation_01.htm">http://www.dpreview.com/learn/?/Glossary/Digital_Imaging/Interpolation_01.htm</text:a></text:p>
      <text:p text:style-name="P1"><text:a xlink:type="simple" xlink:href="http://en.wikipedia.org/wiki/Image_scaling">http://en.wikipedia.org/wiki/Image_scaling</text:a></text:p>
      <text:p text:style-name="P1"><text:a xlink:type="simple" xlink:href="http://www.cambridgeincolour.com/tutorials/image-interpolation.htm">http://www.cambridgeincolour.com/tutorials/image-interpolation.htm</text:a></text:p>
      <text:p text:style-name="P1"><text:a xlink:type="simple" xlink:href="http://tech-algorithm.com/articles/bilinear-image-scaling/">http://tech-algorithm.com/articles/bilinear-image-scaling/</text:a></text:p>
      <text:p text:style-name="P1"/>
      <text:list xml:id="list1677790367" text:style-name="L1">
        <text:list-item>
          <text:p text:style-name="P3">nearest neighbor interpolation</text:p>
        </text:list-item>
        <text:list-item>
          <text:p text:style-name="P3">bilinear interpolation</text:p>
        </text:list-item>
        <text:list-item>
          <text:p text:style-name="P3">bicubic interpolation</text:p>
        </text:list-item>
        <text:list-item>
          <text:p text:style-name="P3">pixel art</text:p>
          <text:list>
            <text:list-item>
              <text:p text:style-name="P3">EPX</text:p>
            </text:list-item>
            <text:list-item>
              <text:p text:style-name="P3">Scale3x</text:p>
            </text:list-item>
            <text:list-item>
              <text:p text:style-name="P3">Eagle</text:p>
            </text:list-item>
            <text:list-item>
              <text:p text:style-name="P3">hqNx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6T11:21:41</meta:creation-date>
    <dc:date>2011-01-15T10:54:26</dc:date>
    <dc:creator>jander nascimento</dc:creator>
    <meta:editing-duration>PT00H10M08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25" meta:character-count="360"/>
  </office:meta>
</office:document-meta>
</file>